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4389in"/>
    </style:style>
    <style:style style:name="Table2.D" style:family="table-column">
      <style:table-column-properties style:column-width="0.4319in"/>
    </style:style>
    <style:style style:name="Table2.E" style:family="table-column">
      <style:table-column-properties style:column-width="2.5667in"/>
    </style:style>
    <style:style style:name="Table2.F" style:family="table-column">
      <style:table-column-properties style:column-width="1.608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1cd311" officeooo:paragraph-rsid="001cd311" style:font-size-asian="7pt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9" style:family="paragraph" style:parent-style-name="Standard">
      <style:paragraph-properties fo:line-height="115%" fo:orphans="0" fo:widows="0"/>
      <style:text-properties style:font-name="Calibri1" fo:font-size="7pt" officeooo:rsid="00150d20" officeooo:paragraph-rsid="00150d20" style:font-size-asian="7pt" style:font-size-complex="7pt"/>
    </style:style>
    <style:style style:name="P10" style:family="paragraph" style:parent-style-name="Standard">
      <style:text-properties style:font-name="Calibri1"/>
    </style:style>
    <style:style style:name="P11" style:family="paragraph" style:parent-style-name="Standard">
      <style:text-properties style:font-name="Calibri1" fo:font-size="9pt" style:font-size-asian="9pt" style:font-size-complex="9pt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text-properties style:font-name="Calibri1" officeooo:rsid="001c8460" officeooo:paragraph-rsid="001c8460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18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19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20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22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2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2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2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27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50d20" officeooo:paragraph-rsid="00150d20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428fb" style:font-size-asian="7pt" style:font-size-complex="7pt"/>
    </style:style>
    <style:style style:name="T3" style:family="text">
      <style:text-properties officeooo:rsid="002428fb"/>
    </style:style>
    <style:style style:name="T4" style:family="text">
      <style:text-properties officeooo:rsid="002791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3">Wind</text:span> Control</text:p>
      <text:p text:style-name="P11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Strike</text:p>
          </table:table-cell>
          <table:table-cell table:style-name="Table1.A1" office:value-type="string">
            <text:p text:style-name="P12">Block</text:p>
          </table:table-cell>
          <table:table-cell table:style-name="Table1.A1" office:value-type="string">
            <text:p text:style-name="P12">Shoot</text:p>
          </table:table-cell>
          <table:table-cell table:style-name="Table1.A1" office:value-type="string">
            <text:p text:style-name="P12">Dodge</text:p>
          </table:table-cell>
          <table:table-cell table:style-name="Table1.A1" office:value-type="string">
            <text:p text:style-name="P12">Zap</text:p>
          </table:table-cell>
        </table:table-row>
        <table:table-row table:style-name="Table1.1">
          <table:table-cell table:style-name="Table1.A1" office:value-type="string">
            <text:p text:style-name="P12">Clear Head</text:p>
          </table:table-cell>
          <table:table-cell table:style-name="Table1.A1" office:value-type="string">
            <text:p text:style-name="P12">MW+0</text:p>
          </table:table-cell>
          <table:table-cell table:style-name="Table1.A1" office:value-type="string">
            <text:p text:style-name="P12">RW+2</text:p>
          </table:table-cell>
          <table:table-cell table:style-name="Table1.A1" office:value-type="string">
            <text:p text:style-name="P12">PR+3</text:p>
          </table:table-cell>
          <table:table-cell table:style-name="Table1.A1" office:value-type="string">
            <text:p text:style-name="P12">RS+3</text:p>
          </table:table-cell>
          <table:table-cell table:style-name="Table1.A1" office:value-type="string">
            <text:p text:style-name="P12">PR+2</text:p>
          </table:table-cell>
        </table:table-row>
        <table:table-row table:style-name="Table1.1">
          <table:table-cell table:style-name="Table1.A1" office:value-type="string">
            <text:p text:style-name="P12">Tempest</text:p>
          </table:table-cell>
          <table:table-cell table:style-name="Table1.A1" office:value-type="string">
            <text:p text:style-name="P12">MS+0</text:p>
          </table:table-cell>
          <table:table-cell table:style-name="Table1.A1" office:value-type="string">
            <text:p text:style-name="P12">MR+2</text:p>
          </table:table-cell>
          <table:table-cell table:style-name="Table1.A1" office:value-type="string">
            <text:p text:style-name="P12">PS+4</text:p>
          </table:table-cell>
          <table:table-cell table:style-name="Table1.A1" office:value-type="string">
            <text:p text:style-name="P12">RS+3</text:p>
          </table:table-cell>
          <table:table-cell table:style-name="Table1.A1" office:value-type="string">
            <text:p text:style-name="P12">CP+1</text:p>
          </table:table-cell>
        </table:table-row>
      </table:table>
      <text:p text:style-name="P10"/>
      <text:p text:style-name="P11">Special Mechanics</text:p>
      <text:p text:style-name="P11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4">Call Winds</text:p>
          </table:table-cell>
          <table:table-cell table:style-name="Table2.A1" office:value-type="string">
            <text:p text:style-name="P4">Utility, Full Action, <text:s/>Area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M/2</text:p>
          </table:table-cell>
          <table:table-cell table:style-name="Table2.A1" office:value-type="string">
            <text:list xml:id="list1433153041" text:style-name="WWNum2">
              <text:list-item>
                <text:p text:style-name="P22">Radius (50)</text:p>
              </text:list-item>
              <text:list-item>
                <text:p text:style-name="P22">Creates gusty winds (30-60 mph)</text:p>
              </text:list-item>
              <text:list-item>
                <text:p text:style-name="P22">Can move small objects, sail ships, etc.</text:p>
              </text:list-item>
              <text:list-item>
                <text:p text:style-name="P22">At an additional cost of Burn (2), the caster can attempt to knock a target Prone (Muscle +12)</text:p>
              </text:list-item>
            </text:list>
          </table:table-cell>
          <table:table-cell table:style-name="Table2.A1" office:value-type="string">
            <text:list xml:id="list2900360933" text:style-name="WWNum1">
              <text:list-item>
                <text:p text:style-name="P16">Area x2 / x3 / +0B / 10P</text:p>
              </text:list-item>
              <text:list-item>
                <text:p text:style-name="P16">Burn -1 / x1 / +0B <text:s/>/ 10P</text:p>
              </text:list-item>
              <text:list-item>
                <text:p text:style-name="P17">Deadly Gusts – While in the area of effect, your wind attacks get +1 dmg/die / x1 / +0B / 20P</text:p>
              </text:list-item>
              <text:list-item>
                <text:p text:style-name="P16">Save DL +2 / x3 / +1B / 10P</text:p>
              </text:list-item>
              <text:list-item>
                <text:p text:style-name="P15"><text:span text:style-name="T1">Wind Rider – </text:span><text:span text:style-name="T2">While in the area of effect, you get Fly (+6)</text:span><text:span text:style-name="T1"> / x1 / +0B / 2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Careless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94802360658850" text:continue-list="list1433153041" text:style-name="WWNum2">
              <text:list-item>
                <text:p text:style-name="P22">You take no penalty when firing into melee, but your chance to hit allies on a miss is 4/12</text:p>
              </text:list-item>
            </text:list>
          </table:table-cell>
          <table:table-cell table:style-name="Table2.A1" office:value-type="string">
            <text:list xml:id="list194801948617184" text:continue-list="list2900360933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Crosswind</text:p>
          </table:table-cell>
          <table:table-cell table:style-name="Table2.A1" office:value-type="string">
            <text:p text:style-name="P4">Utility, Half Action, Area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list xml:id="list194802099708015" text:continue-list="list194802360658850" text:style-name="WWNum2">
              <text:list-item>
                <text:p text:style-name="P22">Radius (8)</text:p>
              </text:list-item>
              <text:list-item>
                <text:p text:style-name="P22">Dispel (5) (Gas, Clouds)</text:p>
              </text:list-item>
              <text:list-item>
                <text:p text:style-name="P22">Accuracy (-2) (Physical Ranged)</text:p>
              </text:list-item>
            </text:list>
          </table:table-cell>
          <table:table-cell table:style-name="Table2.A1" office:value-type="string">
            <text:list xml:id="list194801041774924" text:continue-list="list194801948617184" text:style-name="WWNum1">
              <text:list-item>
                <text:p text:style-name="P16">Burn -1 / x3 / -- / 10P</text:p>
              </text:list-item>
              <text:list-item>
                <text:p text:style-name="P16">Proc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Dive for Cover</text:p>
          </table:table-cell>
          <table:table-cell table:style-name="Table2.A1" office:value-type="string">
            <text:p text:style-name="P5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list xml:id="list194801657905594" text:continue-list="list194802099708015" text:style-name="WWNum2">
              <text:list-item>
                <text:p text:style-name="P24">When hit by an area attack, you can burn an energy to take an immediate, free half-move to escape the area of effect</text:p>
              </text:list-item>
            </text:list>
          </table:table-cell>
          <table:table-cell table:style-name="Table2.A1" office:value-type="string">
            <text:list xml:id="list194802819552827" text:continue-numbering="true" text:style-name="WWNum2">
              <text:list-item>
                <text:p text:style-name="P1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Foul Air</text:p>
          </table:table-cell>
          <table:table-cell table:style-name="Table2.A1" office:value-type="string">
            <text:p text:style-name="P4">Attack, Ranged, One Targe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7</text:p>
          </table:table-cell>
          <table:table-cell table:style-name="Table2.A1" office:value-type="string">
            <text:list xml:id="list194802360009097" text:continue-numbering="true" text:style-name="WWNum2">
              <text:list-item>
                <text:p text:style-name="P22">Range Band (5)</text:p>
              </text:list-item>
              <text:list-item>
                <text:p text:style-name="P22">Damage (2d6) (Gas, Penetrating)</text:p>
              </text:list-item>
              <text:list-item>
                <text:p text:style-name="P22">Choke (Toughness)</text:p>
              </text:list-item>
              <text:list-item>
                <text:p text:style-name="P22">Target is immune if their breathing is self-contained, or they have no need to breathe</text:p>
              </text:list-item>
            </text:list>
          </table:table-cell>
          <table:table-cell table:style-name="Table2.A1" office:value-type="string">
            <text:list xml:id="list194801841365485" text:continue-list="list194801041774924" text:style-name="WWNum1">
              <text:list-item>
                <text:p text:style-name="P16">Accuracy +2 / x2 / +0B / 10P</text:p>
              </text:list-item>
              <text:list-item>
                <text:p text:style-name="P16">Bleed +1 / x3 / +0B / 10P</text:p>
              </text:list-item>
              <text:list-item>
                <text:p text:style-name="P16">Burn -1 / x3 / +0B / 10P</text:p>
              </text:list-item>
              <text:list-item>
                <text:p text:style-name="P16">Dmg Step / x3 / +1B / <text:span text:style-name="T4">2</text:span>0P</text:p>
              </text:list-item>
              <text:list-item>
                <text:p text:style-name="P16">Dmg Step / x3 / -2A / <text:span text:style-name="T4">2</text:span>0P</text:p>
              </text:list-item>
              <text:list-item>
                <text:p text:style-name="P17">Invisible – This power has no obvious effects, and can only be detected by Search RW / x1 / +2B / 20P</text:p>
              </text:list-item>
              <text:list-item>
                <text:p text:style-name="P16">Rang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Gas Resistance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94802193781909" text:continue-numbering="true" text:style-name="WWNum1">
              <text:list-item>
                <text:p text:style-name="P23">Environmental Immunity to effects that require you to breathe (drowning, smoke inhalation, vacuum)</text:p>
              </text:list-item>
              <text:list-item>
                <text:p text:style-name="P23">Resist Gas (1)</text:p>
              </text:list-item>
              <text:list-item>
                <text:p text:style-name="P23">Do not need to breathe</text:p>
              </text:list-item>
            </text:list>
          </table:table-cell>
          <table:table-cell table:style-name="Table2.A1" office:value-type="string">
            <text:list xml:id="list194802866394596" text:continue-numbering="true" text:style-name="WWNum1">
              <text:list-item>
                <text:p text:style-name="P16">Resist +1 / x2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Hurricane</text:p>
          </table:table-cell>
          <table:table-cell table:style-name="Table2.A1" office:value-type="string">
            <text:p text:style-name="P4">Attack, Toggle, Area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4</text:p>
          </table:table-cell>
          <table:table-cell table:style-name="Table2.A1" office:value-type="string">
            <text:list xml:id="list194801849473929" text:continue-numbering="true" text:style-name="WWNum1">
              <text:list-item>
                <text:p text:style-name="P23">Radius (2)</text:p>
              </text:list-item>
              <text:list-item>
                <text:p text:style-name="P23">Damage (3d6) (Physical, Wind)</text:p>
              </text:list-item>
              <text:list-item>
                <text:p text:style-name="P23">Knock (3)</text:p>
              </text:list-item>
              <text:list-item>
                <text:p text:style-name="P23">Negated By (Muscle)</text:p>
              </text:list-item>
              <text:list-item>
                <text:p text:style-name="P23">Accuracy (-2) (Physical Ranged)</text:p>
              </text:list-item>
            </text:list>
          </table:table-cell>
          <table:table-cell table:style-name="Table2.A1" office:value-type="string">
            <text:list xml:id="list194801515438005" text:continue-numbering="true" text:style-name="WWNum1">
              <text:list-item>
                <text:p text:style-name="P16">Accuracy -1 / x2 / +1B / 10P</text:p>
              </text:list-item>
              <text:list-item>
                <text:p text:style-name="P16">Burn -1 / x3 / +0B / 10P</text:p>
              </text:list-item>
              <text:list-item>
                <text:p text:style-name="P16">Dmg <text:span text:style-name="T4">Die</text:span> / x3 / +1B / 10P</text:p>
              </text:list-item>
              <text:list-item>
                <text:p text:style-name="P16">Knock Dice +1 / x2 / +1B / 10P 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7">Improved Disengage</text:p>
          </table:table-cell>
          <table:table-cell table:style-name="Table2.A9" office:value-type="string">
            <text:p text:style-name="P7">Trait</text:p>
          </table:table-cell>
          <table:table-cell table:style-name="Table2.A9" office:value-type="string">
            <text:p text:style-name="P7">20</text:p>
          </table:table-cell>
          <table:table-cell table:style-name="Table2.A9" office:value-type="string">
            <text:p text:style-name="P7">0</text:p>
          </table:table-cell>
          <table:table-cell table:style-name="Table2.A9" office:value-type="string">
            <text:list xml:id="list194801150931850" text:continue-numbering="true" text:style-name="WWNum1">
              <text:list-item>
                <text:p text:style-name="P25">When you disengage, your opponent gets no bonus to his attack</text:p>
              </text:list-item>
            </text:list>
          </table:table-cell>
          <table:table-cell table:style-name="Table2.A9" office:value-type="string">
            <text:list xml:id="list194801157848213" text:continue-numbering="true" text:style-name="WWNum1">
              <text:list-item>
                <text:p text:style-name="P16">Disengaged – You get +2 defense when you disengage / x1 / -- / 20P</text:p>
              </text:list-item>
              <text:list-item>
                <text:p text:style-name="P16">Elusive – You never take disengage attacks (req. Disengaged) / x1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Kinetic Siphon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94801306943257" text:continue-list="list194802360009097" text:style-name="WWNum2">
              <text:list-item>
                <text:p text:style-name="P26">When you knock someone, you choose either Burn Reduction, or Heal equal to the number of dice that knocked</text:p>
              </text:list-item>
            </text:list>
          </table:table-cell>
          <table:table-cell table:style-name="Table2.A1" office:value-type="string">
            <text:list xml:id="list194803078946806" text:continue-list="list194801157848213" text:style-name="WWNum1">
              <text:list-item>
                <text:p text:style-name="P20">None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P4">Point-Blank Shot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94801050909531" text:continue-list="list194801306943257" text:style-name="WWNum2">
              <text:list-item>
                <text:p text:style-name="P22">If you fire a ranged attack from within the first range band, you get Accuracy (1) and Damage (+1/die)</text:p>
              </text:list-item>
            </text:list>
          </table:table-cell>
          <table:table-cell table:style-name="Table2.A1" office:value-type="string">
            <text:list xml:id="list194801156893696" text:continue-list="list194803078946806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Pure Air</text:p>
          </table:table-cell>
          <table:table-cell table:style-name="Table2.A1" office:value-type="string">
            <text:p text:style-name="P4">Heal, One Targe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6</text:p>
          </table:table-cell>
          <table:table-cell table:style-name="Table2.A1" office:value-type="string">
            <text:list xml:id="list194802027192702" text:continue-numbering="true" text:style-name="WWNum1">
              <text:list-item>
                <text:p text:style-name="P18">Range (20)</text:p>
              </text:list-item>
              <text:list-item>
                <text:p text:style-name="P18">Heal (1d4)</text:p>
              </text:list-item>
              <text:list-item>
                <text:p text:style-name="P18">Burn Reduction (1d4)</text:p>
              </text:list-item>
              <text:list-item>
                <text:p text:style-name="P18">Immediate Save (Choke, Daze, Stun)</text:p>
              </text:list-item>
            </text:list>
          </table:table-cell>
          <table:table-cell table:style-name="Table2.A1" office:value-type="string">
            <text:list xml:id="list194802285647658" text:continue-numbering="true" text:style-name="WWNum1">
              <text:list-item>
                <text:p text:style-name="P16">Burn -1 / x3 / +0B / 10P</text:p>
              </text:list-item>
              <text:list-item>
                <text:p text:style-name="P16">Burn Step / x3 / +1B / 10P</text:p>
              </text:list-item>
              <text:list-item>
                <text:p text:style-name="P16">Heal Step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Quick Draw</text:p>
          </table:table-cell>
          <table:table-cell table:style-name="Table2.A1" office:value-type="string">
            <text:p text:style-name="P8">Trait</text:p>
          </table:table-cell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94801018783380" text:continue-numbering="true" text:style-name="WWNum1">
              <text:list-item>
                <text:p text:style-name="P25">Your missile attacks give you +2 initiative</text:p>
              </text:list-item>
              <text:list-item>
                <text:p text:style-name="P25">If you attack someone with a lower initiative than you, you get +1 Accuracy</text:p>
              </text:list-item>
            </text:list>
          </table:table-cell>
          <table:table-cell table:style-name="Table2.A1" office:value-type="string">
            <text:list xml:id="list194802321825303" text:continue-numbering="true" text:style-name="WWNum1">
              <text:list-item>
                <text:p text:style-name="P16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Ride the Winds</text:p>
          </table:table-cell>
          <table:table-cell table:style-name="Table2.A1" office:value-type="string">
            <text:p text:style-name="P4">Movemen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list xml:id="list194802417916568" text:continue-numbering="true" text:style-name="WWNum1">
              <text:list-item>
                <text:p text:style-name="P23">Fly (15)</text:p>
              </text:list-item>
              <text:list-item>
                <text:p text:style-name="P23">Dodge (1) (Physical Ranged)</text:p>
              </text:list-item>
              <text:list-item>
                <text:p text:style-name="P23">Overland (4)</text:p>
              </text:list-item>
            </text:list>
          </table:table-cell>
          <table:table-cell table:style-name="Table2.A1" office:value-type="string">
            <text:list xml:id="list194802008680144" text:continue-numbering="true" text:style-name="WWNum1">
              <text:list-item>
                <text:p text:style-name="P16">Burn -1 / x3 / +0B / 10P</text:p>
              </text:list-item>
              <text:list-item>
                <text:p text:style-name="P16">Move / x3 / +1B / 10P</text:p>
              </text:list-item>
              <text:list-item>
                <text:p text:style-name="P16">Overland +1 / x3 / +0B / 10P<text:bookmark text:name="_GoBack"/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9">Shifty</text:p>
          </table:table-cell>
          <table:table-cell table:style-name="Table2.A1" office:value-type="string">
            <text:p text:style-name="P9">Trait</text:p>
          </table:table-cell>
          <table:table-cell table:style-name="Table2.A1" office:value-type="string">
            <text:p text:style-name="P9">10</text:p>
          </table:table-cell>
          <table:table-cell table:style-name="Table2.A1" office:value-type="string">
            <text:p text:style-name="P9">E</text:p>
          </table:table-cell>
          <table:table-cell table:style-name="Table2.A1" office:value-type="string">
            <text:list xml:id="list194802410952176" text:continue-list="list194801050909531" text:style-name="WWNum2">
              <text:list-item>
                <text:p text:style-name="P27">Spend an energy to take a one hex move at any time</text:p>
              </text:list-item>
            </text:list>
          </table:table-cell>
          <table:table-cell table:style-name="Table2.A1" office:value-type="string">
            <text:list xml:id="list194802178737001" text:continue-list="list194802008680144" text:style-name="WWNum1">
              <text:list-item>
                <text:p text:style-name="P16">Improved – Move becomes ½ move / x1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Wind Blast</text:p>
          </table:table-cell>
          <table:table-cell table:style-name="Table2.A1" office:value-type="string">
            <text:p text:style-name="P4">Attack, Ranged, One Targe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6</text:p>
          </table:table-cell>
          <table:table-cell table:style-name="Table2.A1" office:value-type="string">
            <text:list xml:id="list194801487119079" text:continue-list="list194802410952176" text:style-name="WWNum2">
              <text:list-item>
                <text:p text:style-name="P22">Range Band (5)</text:p>
              </text:list-item>
              <text:list-item>
                <text:p text:style-name="P22">Damage (2d8 + POW) (Physical, Wind)</text:p>
              </text:list-item>
              <text:list-item>
                <text:p text:style-name="P22">Knock (3)</text:p>
              </text:list-item>
              <text:list-item>
                <text:p text:style-name="P22">Extra Knock (2)</text:p>
              </text:list-item>
            </text:list>
          </table:table-cell>
          <table:table-cell table:style-name="Table2.A1" office:value-type="string">
            <text:list xml:id="list194801774175783" text:continue-list="list194802178737001" text:style-name="WWNum1">
              <text:list-item>
                <text:p text:style-name="P16">Accuracy +2 / x2 / +0B / 10P</text:p>
              </text:list-item>
              <text:list-item>
                <text:p text:style-name="P16">Burn -1 / x3 / +0B / 10P</text:p>
              </text:list-item>
              <text:list-item>
                <text:p text:style-name="P16">Dmg Die / x3 / +1B / 10P</text:p>
              </text:list-item>
              <text:list-item>
                <text:p text:style-name="P16">Dmg Die / x3 / -2A / 10P</text:p>
              </text:list-item>
              <text:list-item>
                <text:p text:style-name="P16">Knock +1 / x1 / +1B / 10P</text:p>
              </text:list-item>
              <text:list-item>
                <text:p text:style-name="P16">Knock Dice +1 / x2 / +1B / 10P 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Wind Form</text:p>
          </table:table-cell>
          <table:table-cell table:style-name="Table2.A1" office:value-type="string">
            <text:p text:style-name="P4">Utility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M/4</text:p>
          </table:table-cell>
          <table:table-cell table:style-name="Table2.A1" office:value-type="string">
            <text:list xml:id="list194801790037890" text:continue-numbering="true" text:style-name="WWNum1">
              <text:list-item>
                <text:p text:style-name="P23">Intangible</text:p>
              </text:list-item>
              <text:list-item>
                <text:p text:style-name="P23">Invisible</text:p>
              </text:list-item>
            </text:list>
          </table:table-cell>
          <table:table-cell table:style-name="Table2.A1" office:value-type="string">
            <text:list xml:id="list194802682133840" text:continue-numbering="true" text:style-name="WWNum1">
              <text:list-item>
                <text:p text:style-name="P16">Burn -1 / x3 / +0B / 10P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4">Wind Guardian</text:p>
          </table:table-cell>
          <table:table-cell table:style-name="Table2.A9" office:value-type="string">
            <text:p text:style-name="P4">Armor, Activated</text:p>
          </table:table-cell>
          <table:table-cell table:style-name="Table2.A9" office:value-type="string">
            <text:p text:style-name="P4">20</text:p>
          </table:table-cell>
          <table:table-cell table:style-name="Table2.A9" office:value-type="string">
            <text:p text:style-name="P4">½</text:p>
          </table:table-cell>
          <table:table-cell table:style-name="Table2.A9" office:value-type="string">
            <text:list xml:id="list194802579290502" text:continue-numbering="true" text:style-name="WWNum1">
              <text:list-item>
                <text:p text:style-name="P23">Armor (4/0/0)</text:p>
              </text:list-item>
              <text:list-item>
                <text:p text:style-name="P23">Dodge (1) (Physical Ranged)</text:p>
              </text:list-item>
              <text:list-item>
                <text:p text:style-name="P23">Bonus Block (1) (15)</text:p>
              </text:list-item>
            </text:list>
          </table:table-cell>
          <table:table-cell table:style-name="Table2.A9" office:value-type="string">
            <text:list xml:id="list194801262209349" text:continue-numbering="true" text:style-name="WWNum1">
              <text:list-item>
                <text:p text:style-name="P16">Armor / x3 / +0B / 10P</text:p>
              </text:list-item>
              <text:list-item>
                <text:p text:style-name="P16">Burn -1 / x3 / +0B / 10P</text:p>
              </text:list-item>
              <text:list-item>
                <text:p text:style-name="P16">Block +2 / x3 / +1B / 10P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37</meta:editing-cycles>
    <meta:creation-date>2022-06-06T19:36:00</meta:creation-date>
    <dc:date>2022-11-14T19:48:00.922000000</dc:date>
    <meta:editing-duration>PT5H33M45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81" meta:word-count="849" meta:character-count="3538" meta:non-whitespace-character-count="2946"/>
    <meta:user-defined meta:name="AppVersion">16.0000</meta:user-defined>
    <meta:template xlink:type="simple" xlink:actuate="onRequest" xlink:title="Normal.dotm" xlink:href=""/>
  </office:meta>
</office:document-meta>
</file>